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Auto (DO NOT TOUCH)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external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orage_area</text:p>
          </table:table-cell>
          <table:table-cell office:value-type="string" calcext:value-type="string">
            <text:p>internal_notes</text:p>
          </table:table-cell>
          <table:table-cell office:value-type="string" calcext:value-type="string">
            <text:p>matched_id</text:p>
          </table:table-cell>
          <table:table-cell office:value-type="string" calcext:value-type="string">
            <text:p>matched_type</text:p>
          </table:table-cell>
          <table:table-cell office:value-type="string" calcext:value-type="string">
            <text:p>matched_name</text:p>
          </table:table-cell>
          <table:table-cell office:value-type="string" calcext:value-type="string">
            <text:p>matched_winery_name</text:p>
          </table:table-cell>
          <table:table-cell office:value-type="string" calcext:value-type="string">
            <text:p>sco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string" calcext:value-type="string">
            <text:p>lugana oasi mantellina</text:p>
          </table:table-cell>
          <table:table-cell office:value-type="string" calcext:value-type="string">
            <text:p>Allegr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300" calcext:value-type="float">
            <text:p>33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wine_01h0r2ppd5v4crsdwkrrep85q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Oasi Mantellina Lugana</text:p>
          </table:table-cell>
          <table:table-cell office:value-type="string" calcext:value-type="string">
            <text:p>Allegrini</text:p>
          </table:table-cell>
          <table:table-cell office:value-type="float" office:value="50.548325" calcext:value-type="float">
            <text:p>50,5483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string" calcext:value-type="string">
            <text:p>vermentino di sardegna "cala silente"</text:p>
          </table:table-cell>
          <table:table-cell office:value-type="string" calcext:value-type="string">
            <text:p>Santad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2100" calcext:value-type="float">
            <text:p>2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ne_01gzr4ktjm6m40fkh1xb3pg7n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ala Silente Vermentino di Sardegna</text:p>
          </table:table-cell>
          <table:table-cell office:value-type="string" calcext:value-type="string">
            <text:p>Santadi</text:p>
          </table:table-cell>
          <table:table-cell office:value-type="float" office:value="48.14486" calcext:value-type="float">
            <text:p>48,144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0" calcext:value-type="float">
            <text:p>830</text:p>
          </table:table-cell>
          <table:table-cell/>
          <table:table-cell office:value-type="string" calcext:value-type="string">
            <text:p>recioto della valpolicella</text:p>
          </table:table-cell>
          <table:table-cell office:value-type="string" calcext:value-type="string">
            <text:p>Secondo Marco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h0qzm1fsqrcjv66fmqz4ns4a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Recioto della Valpolicella</text:p>
          </table:table-cell>
          <table:table-cell office:value-type="string" calcext:value-type="string">
            <text:p>Secondo Marco</text:p>
          </table:table-cell>
          <table:table-cell office:value-type="float" office:value="51.374527" calcext:value-type="float">
            <text:p>51,3745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hampagne blanc de blanc</text:p>
          </table:table-cell>
          <table:table-cell office:value-type="string" calcext:value-type="string">
            <text:p>Ruinart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wine_01gzr4ksd2c8ryrf1nbh9jb83z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lanc de Blancs Brut Champagne</text:p>
          </table:table-cell>
          <table:table-cell office:value-type="string" calcext:value-type="string">
            <text:p>Ruinart</text:p>
          </table:table-cell>
          <table:table-cell office:value-type="float" office:value="42.044037" calcext:value-type="float">
            <text:p>42,0440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string" calcext:value-type="string">
            <text:p>sauvignon vulcaia fumé</text:p>
          </table:table-cell>
          <table:table-cell office:value-type="string" calcext:value-type="string">
            <text:p>Az. Agr. Inam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ine_01gzr4ksj2vhr6mzr4an8szhy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ulcaia Fume Sauvignon del Veneto</text:p>
          </table:table-cell>
          <table:table-cell office:value-type="string" calcext:value-type="string">
            <text:p>Inama Azienda Agricola</text:p>
          </table:table-cell>
          <table:table-cell office:value-type="float" office:value="32.88581" calcext:value-type="float">
            <text:p>32,885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string" calcext:value-type="string">
            <text:p>sauvignon vulcaia fumé</text:p>
          </table:table-cell>
          <table:table-cell office:value-type="string" calcext:value-type="string">
            <text:p>Az. Agr. Inam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4000" calcext:value-type="float">
            <text:p>14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ine_01gzr4ksj2vhr6mzr4an8szhy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ulcaia Fume Sauvignon del Veneto</text:p>
          </table:table-cell>
          <table:table-cell office:value-type="string" calcext:value-type="string">
            <text:p>Inama Azienda Agricola</text:p>
          </table:table-cell>
          <table:table-cell office:value-type="float" office:value="32.88581" calcext:value-type="float">
            <text:p>32,885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string" calcext:value-type="string">
            <text:p>incrocio manzoni</text:p>
          </table:table-cell>
          <table:table-cell office:value-type="string" calcext:value-type="string">
            <text:p>Loredan Gaspar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32xvsftnykq08qghc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nzoni Bianco</text:p>
          </table:table-cell>
          <table:table-cell office:value-type="string" calcext:value-type="string">
            <text:p>Loredan Gasparini</text:p>
          </table:table-cell>
          <table:table-cell office:value-type="float" office:value="48.66369" calcext:value-type="float">
            <text:p>48,663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string" calcext:value-type="string">
            <text:p>bucce</text:p>
          </table:table-cell>
          <table:table-cell office:value-type="string" calcext:value-type="string">
            <text:p>Marco Mosco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ne_01gzr4ksrdzpgyrysf1yma27h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ucce Bianco</text:p>
          </table:table-cell>
          <table:table-cell office:value-type="string" calcext:value-type="string">
            <text:p>Marco Mosconi</text:p>
          </table:table-cell>
          <table:table-cell office:value-type="float" office:value="45.903522" calcext:value-type="float">
            <text:p>45,9035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string" calcext:value-type="string">
            <text:p>vernaccia extra</text:p>
          </table:table-cell>
          <table:table-cell office:value-type="string" calcext:value-type="string">
            <text:p>Produttori riuni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h4pmmfhwmzmhsthdbx4mezgd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rosecco Extra Dry</text:p>
          </table:table-cell>
          <table:table-cell office:value-type="string" calcext:value-type="string">
            <text:p>Riunite</text:p>
          </table:table-cell>
          <table:table-cell office:value-type="float" office:value="24.346607" calcext:value-type="float">
            <text:p>24,3466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rossj bass langhe dop</text:p>
          </table:table-cell>
          <table:table-cell office:value-type="string" calcext:value-type="string">
            <text:p>Gaj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0400" calcext:value-type="float">
            <text:p>104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ine_01gzr4kspp0wnh0289kv106za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ossj-Bass Langhe</text:p>
          </table:table-cell>
          <table:table-cell office:value-type="string" calcext:value-type="string">
            <text:p>Gaja</text:p>
          </table:table-cell>
          <table:table-cell office:value-type="float" office:value="40.500477" calcext:value-type="float">
            <text:p>40,5004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string" calcext:value-type="string">
            <text:p>rossj bass langhe dop</text:p>
          </table:table-cell>
          <table:table-cell office:value-type="string" calcext:value-type="string">
            <text:p>Gaj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9000" calcext:value-type="float">
            <text:p>90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ine_01gzr4kspp0wnh0289kv106za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ossj-Bass Langhe</text:p>
          </table:table-cell>
          <table:table-cell office:value-type="string" calcext:value-type="string">
            <text:p>Gaja</text:p>
          </table:table-cell>
          <table:table-cell office:value-type="float" office:value="40.500477" calcext:value-type="float">
            <text:p>40,5004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string" calcext:value-type="string">
            <text:p>verdicchio di jesi superiore massaccio</text:p>
          </table:table-cell>
          <table:table-cell office:value-type="string" calcext:value-type="string">
            <text:p>Tenute San Sis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2800" calcext:value-type="float">
            <text:p>280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wine_01gzr4ksq1qykwetyb3dj5yst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ssacio Verdicchio dei Castelli di Jesi Classico Superiore</text:p>
          </table:table-cell>
          <table:table-cell office:value-type="string" calcext:value-type="string">
            <text:p>Tenute San Sisto</text:p>
          </table:table-cell>
          <table:table-cell office:value-type="float" office:value="56.572227" calcext:value-type="float">
            <text:p>56,5722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rosso bio animaversa</text:p>
          </table:table-cell>
          <table:table-cell office:value-type="string" calcext:value-type="string">
            <text:p>Montevers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wine_01gzr4kt10qc7jgh83x7ttney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nimaversa Rosso</text:p>
          </table:table-cell>
          <table:table-cell office:value-type="string" calcext:value-type="string">
            <text:p>Monteversa</text:p>
          </table:table-cell>
          <table:table-cell office:value-type="float" office:value="45.521362" calcext:value-type="float">
            <text:p>45,5213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string" calcext:value-type="string">
            <text:p>rosso bio animaversa</text:p>
          </table:table-cell>
          <table:table-cell office:value-type="string" calcext:value-type="string">
            <text:p>Montevers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9000" calcext:value-type="float">
            <text:p>9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10qc7jgh83x7ttney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nimaversa Rosso</text:p>
          </table:table-cell>
          <table:table-cell office:value-type="string" calcext:value-type="string">
            <text:p>Monteversa</text:p>
          </table:table-cell>
          <table:table-cell office:value-type="float" office:value="45.521362" calcext:value-type="float">
            <text:p>45,5213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9" calcext:value-type="float">
            <text:p>819</text:p>
          </table:table-cell>
          <table:table-cell/>
          <table:table-cell office:value-type="string" calcext:value-type="string">
            <text:p>sauternes</text:p>
          </table:table-cell>
          <table:table-cell office:value-type="string" calcext:value-type="string">
            <text:p>Chateau d’Yquem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0" calcext:value-type="float">
            <text:p>19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gzr4ksd26n053njzs52q1crp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Sauternes</text:p>
          </table:table-cell>
          <table:table-cell office:value-type="string" calcext:value-type="string">
            <text:p>Château d'Yquem</text:p>
          </table:table-cell>
          <table:table-cell office:value-type="float" office:value="40.112442" calcext:value-type="float">
            <text:p>40,1124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0" calcext:value-type="float">
            <text:p>820</text:p>
          </table:table-cell>
          <table:table-cell/>
          <table:table-cell office:value-type="string" calcext:value-type="string">
            <text:p>sussenberg gruner veltriner</text:p>
          </table:table-cell>
          <table:table-cell office:value-type="string" calcext:value-type="string">
            <text:p>Nikolaihof Wachau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9" calcext:value-type="float">
            <text:p>1999</text:p>
          </table:table-cell>
          <table:table-cell office:value-type="float" office:value="15000" calcext:value-type="float">
            <text:p>1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gzr4ksxrw112p2xyzp422yq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ussenberg Grüner Veltliner</text:p>
          </table:table-cell>
          <table:table-cell office:value-type="string" calcext:value-type="string">
            <text:p>Nikolaihof</text:p>
          </table:table-cell>
          <table:table-cell office:value-type="float" office:value="45.02675" calcext:value-type="float">
            <text:p>45,026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1" calcext:value-type="float">
            <text:p>821</text:p>
          </table:table-cell>
          <table:table-cell/>
          <table:table-cell office:value-type="string" calcext:value-type="string">
            <text:p>trockenbeerenauslese</text:p>
          </table:table-cell>
          <table:table-cell office:value-type="string" calcext:value-type="string">
            <text:p>Nikolaihof Wachau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1" calcext:value-type="float">
            <text:p>2001</text:p>
          </table:table-cell>
          <table:table-cell office:value-type="float" office:value="14000" calcext:value-type="float">
            <text:p>14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ne_01gzr4ksxrsw8fv4jnz39yfssp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Trockenbeerenauslese</text:p>
          </table:table-cell>
          <table:table-cell office:value-type="string" calcext:value-type="string">
            <text:p>Nikolaihof</text:p>
          </table:table-cell>
          <table:table-cell office:value-type="float" office:value="33.791706" calcext:value-type="float">
            <text:p>33,7917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9" calcext:value-type="float">
            <text:p>829</text:p>
          </table:table-cell>
          <table:table-cell/>
          <table:table-cell office:value-type="string" calcext:value-type="string">
            <text:p>recioto della valpolicella</text:p>
          </table:table-cell>
          <table:table-cell office:value-type="string" calcext:value-type="string">
            <text:p>Brigalda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gzr4ktqj38q4f41mkzewxjca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Recioto della Valpolicella Classico</text:p>
          </table:table-cell>
          <table:table-cell office:value-type="string" calcext:value-type="string">
            <text:p>Brigaldara</text:p>
          </table:table-cell>
          <table:table-cell office:value-type="float" office:value="42.571457" calcext:value-type="float">
            <text:p>42,5714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2" calcext:value-type="float">
            <text:p>832</text:p>
          </table:table-cell>
          <table:table-cell/>
          <table:table-cell office:value-type="string" calcext:value-type="string">
            <text:p>recioto valpolicella “le salette"</text:p>
          </table:table-cell>
          <table:table-cell office:value-type="string" calcext:value-type="string">
            <text:p>Pergole Vece</text:p>
          </table:table-cell>
          <table:table-cell/>
          <table:table-cell office:value-type="string" calcext:value-type="string">
            <text:p>HALF_LITER</text:p>
          </table:table-cell>
          <table:table-cell office:value-type="float" office:value="2016" calcext:value-type="float">
            <text:p>2016</text:p>
          </table:table-cell>
          <table:table-cell office:value-type="float" office:value="6500" calcext:value-type="float">
            <text:p>6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00e5xp4w63xc7c6t5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 Petit Vice Cabernet Sauvignon</text:p>
          </table:table-cell>
          <table:table-cell office:value-type="string" calcext:value-type="string">
            <text:p>Vice Versa</text:p>
          </table:table-cell>
          <table:table-cell office:value-type="float" office:value="19.228502" calcext:value-type="float">
            <text:p>19,228502</text:p>
          </table:table-cell>
        </table:table-row>
      </table:table>
      <table:table table:name="Manual (insert ids)" table:style-name="ta1"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table:style-name="Default" office:value-type="string" calcext:value-type="string">
            <text:p>ok</text:p>
          </table:table-cell>
          <table:table-cell office:value-type="string" calcext:value-type="string">
            <text:p>matched_id</text:p>
          </table:table-cell>
          <table:table-cell office:value-type="string" calcext:value-type="string">
            <text:p>external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orage_area</text:p>
          </table:table-cell>
          <table:table-cell office:value-type="string" calcext:value-type="string">
            <text:p>internal_notes</text:p>
          </table:table-cell>
        </table:table-row>
        <table:table-row table:style-name="ro1">
          <table:table-cell table:formula="of:=IF(ISBLANK([.B2]); &quot;&quot;; 1)" office:value-type="float" office:value="1" calcext:value-type="float">
            <text:p>1</text:p>
          </table:table-cell>
          <table:table-cell office:value-type="string" calcext:value-type="string">
            <text:p>wine_01h4pmmfq2k9pvra5s73nmfr8j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ribolla gialla</text:p>
          </table:table-cell>
          <table:table-cell office:value-type="string" calcext:value-type="string">
            <text:p>Loredan Gaspar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500" calcext:value-type="float">
            <text:p>3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ISBLANK([.B3]); &quot;&quot;; 1)" office:value-type="float" office:value="1" calcext:value-type="float">
            <text:p>1</text:p>
          </table:table-cell>
          <table:table-cell office:value-type="string" calcext:value-type="string">
            <text:p>wine_01gzr4ksmxhs3pcnxcft4hsbxs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string" calcext:value-type="string">
            <text:p>capichera bianco igt</text:p>
          </table:table-cell>
          <table:table-cell office:value-type="string" calcext:value-type="string">
            <text:p>Capiche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5" calcext:value-type="float">
            <text:p>2005</text:p>
          </table:table-cell>
          <table:table-cell office:value-type="float" office:value="5200" calcext:value-type="float">
            <text:p>52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Default" table:formula="of:=IF(ISBLANK([.B4]); &quot;&quot;; 1)">
            <text:p/>
          </table:table-cell>
          <table:table-cell/>
          <table:table-cell office:value-type="float" office:value="217" calcext:value-type="float">
            <text:p>217</text:p>
          </table:table-cell>
          <table:table-cell/>
          <table:table-cell office:value-type="string" calcext:value-type="string">
            <text:p>pecorino santa maria</text:p>
          </table:table-cell>
          <table:table-cell office:value-type="string" calcext:value-type="string">
            <text:p>Vinicentan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formula="of:=IF(ISBLANK([.B5]); &quot;&quot;; 1)" office:value-type="float" office:value="1" calcext:value-type="float">
            <text:p>1</text:p>
          </table:table-cell>
          <table:table-cell office:value-type="string" calcext:value-type="string">
            <text:p>qualcosa</text:p>
          </table:table-cell>
          <table:table-cell office:value-type="float" office:value="828" calcext:value-type="float">
            <text:p>828</text:p>
          </table:table-cell>
          <table:table-cell/>
          <table:table-cell office:value-type="string" calcext:value-type="string">
            <text:p>recioto valpolicella “le salette"</text:p>
          </table:table-cell>
          <table:table-cell office:value-type="string" calcext:value-type="string">
            <text:p>Traversag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Default" table:formula="of:=IF(ISBLANK([.B6]); &quot;&quot;; 1)">
            <text:p/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ampagne rosé</text:p>
          </table:table-cell>
          <table:table-cell office:value-type="string" calcext:value-type="string">
            <text:p>Ruinart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0" calcext:value-type="float">
            <text:p>0</text:p>
          </table:table-cell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formula="of:=IF(ISBLANK([.B7]); &quot;&quot;; 1)" office:value-type="float" office:value="1" calcext:value-type="float">
            <text:p>1</text:p>
          </table:table-cell>
          <table:table-cell office:value-type="string" calcext:value-type="string">
            <text:p>prova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string" calcext:value-type="string">
            <text:p>sauvignon vulcaia fumé</text:p>
          </table:table-cell>
          <table:table-cell office:value-type="string" calcext:value-type="string">
            <text:p>Az. Agr. Inam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formula="of:=IF(ISBLANK([.B8]); &quot;&quot;; 1)" office:value-type="float" office:value="1" calcext:value-type="float">
            <text:p>1</text:p>
          </table:table-cell>
          <table:table-cell office:value-type="string" calcext:value-type="string">
            <text:p>csr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string" calcext:value-type="string">
            <text:p>fiano salento igp</text:p>
          </table:table-cell>
          <table:table-cell office:value-type="string" calcext:value-type="string">
            <text:p>Vespa Vignaio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IF(ISBLANK([.B9]); &quot;&quot;; 1)" office:value-type="float" office:value="1" calcext:value-type="float">
            <text:p>1</text:p>
          </table:table-cell>
          <table:table-cell office:value-type="string" calcext:value-type="string">
            <text:p>some id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string" calcext:value-type="string">
            <text:p>gavi di gavi</text:p>
          </table:table-cell>
          <table:table-cell office:value-type="string" calcext:value-type="string">
            <text:p>Nicola Bergagl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2100" calcext:value-type="float">
            <text:p>2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table:formula="of:=IF(ISBLANK([.B10]); &quot;&quot;; 1)">
            <text:p/>
          </table:table-cell>
          <table:table-cell/>
          <table:table-cell office:value-type="float" office:value="282" calcext:value-type="float">
            <text:p>282</text:p>
          </table:table-cell>
          <table:table-cell/>
          <table:table-cell office:value-type="string" calcext:value-type="string">
            <text:p>rosso bio versacinto</text:p>
          </table:table-cell>
          <table:table-cell office:value-type="string" calcext:value-type="string">
            <text:p>Montevers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formula="of:=IF(ISBLANK([.B11]); &quot;&quot;; 1)" office:value-type="float" office:value="1" calcext:value-type="float">
            <text:p>1</text:p>
          </table:table-cell>
          <table:table-cell office:value-type="string" calcext:value-type="string">
            <text:p>f12</text:p>
          </table:table-cell>
          <table:table-cell office:value-type="float" office:value="824" calcext:value-type="float">
            <text:p>824</text:p>
          </table:table-cell>
          <table:table-cell/>
          <table:table-cell office:value-type="string" calcext:value-type="string">
            <text:p>kerner "praepositus" passito</text:p>
          </table:table-cell>
          <table:table-cell office:value-type="string" calcext:value-type="string">
            <text:p>Abbazia di Novacel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01T17:41:06.009737981</dc:date>
    <meta:editing-duration>PT2M13S</meta:editing-duration>
    <meta:editing-cycles>2</meta:editing-cycles>
    <meta:generator>LibreOffice/24.2.7.2$Linux_X86_64 LibreOffice_project/420$Build-2</meta:generator>
    <meta:document-statistic meta:table-count="2" meta:cell-count="395" meta:object-count="0"/>
  </office:meta>
</office:document-meta>
</file>